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>
      <style:text-properties style:font-name="Cambria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203.png" xlink:type="simple" xlink:show="embed" xlink:actuate="onLoad"/></draw:frame></text:p>
          </table:table-cell>
          <table:table-cell table:style-name="Table1.B1" office:value-type="string">
            <text:h text:style-name="P8" text:outline-level="1">Дискретная передаточная функция общего вид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20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0">Блок </text:span><text:span text:style-name="T11">реализует математическую модель звена, динамика которого </text:span><text:span text:style-name="T2">(</text:span><text:span text:style-name="T8">для каждого </text:span><text:span text:style-name="T9">скалярного</text:span><text:span text:style-name="T8"> сигнала)</text:span><text:span text:style-name="T11"> описывается </text:span><text:span text:style-name="T8">дискретной передаточной функцией</text:span><text:span text:style-name="T11">:</text:span></text:p>
            <text:p text:style-name="P3"><text:span text:style-name="T11"><draw:frame draw:style-name="fr3" draw:name="Объект1" text:anchor-type="as-char" svg:width="7.721cm" svg:height="1.45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1">,</text:span></text:p>
            <text:p text:style-name="P2"><text:span text:style-name="T11">где </text:span><text:span text:style-name="T11"><draw:frame draw:style-name="fr3" draw:name="Object2" text:anchor-type="as-char" svg:width="1.494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1">– </text:span><text:span text:style-name="T8">коэффициенты ( </text:span><text:span text:style-name="T3">i=0...n, j=0...m, n≥m</text:span><text:span text:style-name="T2"> </text:span><text:span text:style-name="T8">).</text:span></text:p>
            <text:p text:style-name="P4"><text:span text:style-name="T6">Обязательные условия</text:span><text:span text:style-name="T11">:</text:span><text:span text:style-name="T11"><draw:frame draw:style-name="fr3" draw:name="Объект3" text:anchor-type="as-char" svg:width="2.985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    <text:p text:style-name="P5">Примечания:</text:p>
            <text:list xml:id="list2112898593973740967" text:style-name="L1">
              <text:list-item>
                <text:p text:style-name="P10"><text:span text:style-name="T11">По умолчанию блок реализует </text:span><text:span text:style-name="T8">обработку</text:span><text:span text:style-name="T11"> </text:span><text:span text:style-name="T6">скалярного</text:span><text:span text:style-name="T11"> входного сигнала.</text:span></text:p>
              </text:list-item>
              <text:list-item>
                <text:p text:style-name="P10"><text:span text:style-name="T11">Коэффициенты</text:span><text:span text:style-name="T11"><draw:frame draw:style-name="fr3" draw:name="Объект2" text:anchor-type="as-char" svg:width="1.494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 вводятся по возрастающим степеням </text:span><text:span text:style-name="T2">z.</text:span></text:p>
              </text:list-item>
              <text:list-item>
                <text:p text:style-name="P10"><text:span text:style-name="T2">Для правильной работы данного блока необходимо задать максимальный шаг интегрирования не больше, чем </text:span><text:span text:style-name="T3">0,5·T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 </text:span><text:span text:style-name="T3">T = k·h</text:span><text:span text:style-name="T2">, </text:span><text:span text:style-name="T8">где </text:span><text:span text:style-name="T3">k, h</text:span><text:span text:style-name="T2"> </text:span><text:span text:style-name="T8">–</text:span><text:span text:style-name="T2"> </text:span><text:span text:style-name="T8">целое число и шаг интегрирования</text:span><text:span text:style-name="T2">.</text:span></text:p>
              </text:list-item>
            </text:list>
            <text:p text:style-name="P2"><text:span text:style-name="T5">Свойства</text:span>:</text:p>
            <text:list xml:id="list8813484168430808134" text:style-name="L2">
              <text:list-item>
                <text:p text:style-name="P11">Период квантования – <text:span text:style-name="T3">T</text:span>.</text:p>
              </text:list-item>
              <text:list-item>
                <text:p text:style-name="P12">Коэффициенты числителя – вектор <text:span text:style-name="T4">b</text:span>, <text:span text:style-name="T7">размерностью </text:span><text:span text:style-name="T1">[m]</text:span>.</text:p>
              </text:list-item>
              <text:list-item>
                <text:p text:style-name="P12">Коэффициенты знаменателя – вектор <text:span text:style-name="T4">a</text:span>, <text:span text:style-name="T7">размерностью </text:span><text:span text:style-name="T1">[n]</text:span>.</text:p>
              </text:list-item>
              <text:list-item>
                <text:p text:style-name="P12">Начальные условия – вектор начальных значений выходной величины блока при <text:span text:style-name="T4">t=0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щего вида</dc:title>
    <dc:date>2014-12-24T18:12:33.03</dc:date>
    <meta:generator>OpenOffice/4.1.1$Win32 OpenOffice.org_project/411m6$Build-9775</meta:generator>
    <meta:editing-duration>PT8H5M13S</meta:editing-duration>
    <meta:editing-cycles>158</meta:editing-cycles>
    <meta:document-statistic meta:table-count="1" meta:image-count="2" meta:object-count="4" meta:page-count="1" meta:paragraph-count="19" meta:word-count="132" meta:character-count="92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z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z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m +...+ b_2 cdot z^2 + b_1 cdot z + b_0}
over
{a_n cdot z^n +...+ a_2 cdot z^2 + a_1 cdot z + a_0}
</annotation>
  </semantics>
</math>
</file>

<file path=Object 2/content.xml><?xml version="1.0" encoding="utf-8"?>
<math xmlns="http://www.w3.org/1998/Math/MathML">
  <semantics>
    <mrow>
      <mrow>
        <mi>m</mi>
        <mo stretchy="false">≤</mo>
        <mi>n</mi>
      </mrow>
      <mi>,</mi>
      <mi/>
      <mrow>
        <msub>
          <mi>a</mi>
          <mi>n</mi>
        </msub>
        <mo stretchy="false">≠</mo>
        <mn>0.</mn>
      </mrow>
    </mrow>
    <annotation encoding="StarMath 5.0">m &lt;= n,~a_n&lt;&gt;0.</annotation>
  </semantics>
</math>
</file>

<file path=Object 3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